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65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1.226cm"/>
    </style:style>
    <style:style style:name="co6" style:family="table-column">
      <style:table-column-properties fo:break-before="auto" style:column-width="1.42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3.918cm"/>
    </style:style>
    <style:style style:name="co10" style:family="table-column">
      <style:table-column-properties fo:break-before="auto" style:column-width="4.389cm"/>
    </style:style>
    <style:style style:name="co11" style:family="table-column">
      <style:table-column-properties fo:break-before="auto" style:column-width="2.141cm"/>
    </style:style>
    <style:style style:name="co12" style:family="table-column">
      <style:table-column-properties fo:break-before="auto" style:column-width="3.889cm"/>
    </style:style>
    <style:style style:name="co13" style:family="table-column">
      <style:table-column-properties fo:break-before="auto" style:column-width="5.332cm"/>
    </style:style>
    <style:style style:name="co14" style:family="table-column">
      <style:table-column-properties fo:break-before="auto" style:column-width="0.89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tart Time(ns)</text:p>
          </table:table-cell>
          <table:table-cell office:value-type="string">
            <text:p>Duration(ns)</text:p>
          </table:table-cell>
          <table:table-cell office:value-type="string">
            <text:p>GridX</text:p>
          </table:table-cell>
          <table:table-cell office:value-type="string">
            <text:p>GridY</text:p>
          </table:table-cell>
          <table:table-cell office:value-type="string">
            <text:p>GridZ</text:p>
          </table:table-cell>
          <table:table-cell office:value-type="string">
            <text:p>BlockX</text:p>
          </table:table-cell>
          <table:table-cell office:value-type="string">
            <text:p>BlockY</text:p>
          </table:table-cell>
          <table:table-cell office:value-type="string">
            <text:p>BlockZ</text:p>
          </table:table-cell>
          <table:table-cell office:value-type="string">
            <text:p>Registers/Thread</text:p>
          </table:table-cell>
          <table:table-cell office:value-type="string">
            <text:p>Static Shared Memory</text:p>
          </table:table-cell>
          <table:table-cell office:value-type="string">
            <text:p>Dynamic Shared Memory</text:p>
          </table:table-cell>
          <table:table-cell office:value-type="string">
            <text:p>Size(bytes)</text:p>
          </table:table-cell>
          <table:table-cell office:value-type="string">
            <text:p>Throughput(bytes/sec)</text:p>
          </table:table-cell>
          <table:table-cell office:value-type="string">
            <text:p>L2 Hit Rate (Texture Reads)(%)</text:p>
          </table:table-cell>
          <table:table-cell/>
        </table:table-row>
        <table:table-row table:style-name="ro1">
          <table:table-cell office:value-type="string">
            <text:p>Memcpy HtoD [sync]</text:p>
          </table:table-cell>
          <table:table-cell office:value-type="float" office:value="92308891">
            <text:p>92308891</text:p>
          </table:table-cell>
          <table:table-cell office:value-type="float" office:value="4639">
            <text:p>4639</text:p>
          </table:table-cell>
          <table:table-cell table:number-columns-repeated="9"/>
          <table:table-cell office:value-type="float" office:value="24576">
            <text:p>24576</text:p>
          </table:table-cell>
          <table:table-cell office:value-type="float" office:value="5297693468">
            <text:p>5297693468</text:p>
          </table:table-cell>
          <table:table-cell table:number-columns-repeated="2"/>
        </table:table-row>
        <table:table-row table:style-name="ro1">
          <table:table-cell office:value-type="string">
            <text:p>Memcpy HtoD [sync]</text:p>
          </table:table-cell>
          <table:table-cell office:value-type="float" office:value="99949464">
            <text:p>99949464</text:p>
          </table:table-cell>
          <table:table-cell office:value-type="float" office:value="318182">
            <text:p>318182</text:p>
          </table:table-cell>
          <table:table-cell table:number-columns-repeated="9"/>
          <table:table-cell office:value-type="float" office:value="2097152">
            <text:p>2097152</text:p>
          </table:table-cell>
          <table:table-cell office:value-type="float" office:value="6591045376">
            <text:p>6591045376</text:p>
          </table:table-cell>
          <table:table-cell table:number-columns-repeated="2"/>
        </table:table-row>
        <table:table-row table:style-name="ro1">
          <table:table-cell office:value-type="string">
            <text:p>Memcpy HtoD [sync]</text:p>
          </table:table-cell>
          <table:table-cell office:value-type="float" office:value="104209539">
            <text:p>104209539</text:p>
          </table:table-cell>
          <table:table-cell office:value-type="float" office:value="1663003">
            <text:p>1663003</text:p>
          </table:table-cell>
          <table:table-cell table:number-columns-repeated="9"/>
          <table:table-cell office:value-type="float" office:value="6220800">
            <text:p>6220800</text:p>
          </table:table-cell>
          <table:table-cell office:value-type="float" office:value="3740702812">
            <text:p>3740702812</text:p>
          </table:table-cell>
          <table:table-cell table:number-columns-repeated="2"/>
        </table:table-row>
        <table:table-row table:style-name="ro1">
          <table:table-cell office:value-type="string">
            <text:p>wbd::gpu::preprocess(float*, unsigned char*, unsigned int, unsigned int)</text:p>
          </table:table-cell>
          <table:table-cell office:value-type="float" office:value="105878590">
            <text:p>105878590</text:p>
          </table:table-cell>
          <table:table-cell office:value-type="float" office:value="2128469">
            <text:p>2128469</text:p>
          </table:table-cell>
          <table:table-cell office:value-type="float" office:value="121">
            <text:p>121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bd::gpu::pyramid::createFirstPyramid(float*, float*, __int64, unsigned int, unsigned int, unsigned int, unsigned int, unsigned int, unsigned int)</text:p>
          </table:table-cell>
          <table:table-cell office:value-type="float" office:value="108010067">
            <text:p>108010067</text:p>
          </table:table-cell>
          <table:table-cell office:value-type="float" office:value="32828990">
            <text:p>32828990</text:p>
          </table:table-cell>
          <table:table-cell office:value-type="float" office:value="121">
            <text:p>121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wbd::gpu::pyramid::createPyramidFromPyramid(float*, float*, __int64, unsigned int, unsigned int, unsigned int, unsigned int, unsigned int)</text:p>
          </table:table-cell>
          <table:table-cell office:value-type="float" office:value="140842065">
            <text:p>140842065</text:p>
          </table:table-cell>
          <table:table-cell office:value-type="float" office:value="3052972">
            <text:p>3052972</text:p>
          </table:table-cell>
          <table:table-cell office:value-type="float" office:value="61">
            <text:p>61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wbd::gpu::pyramid::createPyramidFromPyramid(float*, float*, __int64, unsigned int, unsigned int, unsigned int, unsigned int, unsigned int)</text:p>
          </table:table-cell>
          <table:table-cell office:value-type="float" office:value="143897597">
            <text:p>143897597</text:p>
          </table:table-cell>
          <table:table-cell office:value-type="float" office:value="1047884">
            <text:p>1047884</text:p>
          </table:table-cell>
          <table:table-cell office:value-type="float" office:value="31">
            <text:p>31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string">
            <text:p>wbd::gpu::pyramid::createPyramidFromPyramid(float*, float*, __int64, unsigned int, unsigned int, unsigned int, unsigned int, unsigned int)</text:p>
          </table:table-cell>
          <table:table-cell office:value-type="float" office:value="144948393">
            <text:p>144948393</text:p>
          </table:table-cell>
          <table:table-cell office:value-type="float" office:value="187505">
            <text:p>187505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string">
            <text:p>memset (0)</text:p>
          </table:table-cell>
          <table:table-cell office:value-type="float" office:value="145137722">
            <text:p>145137722</text:p>
          </table:table-cell>
          <table:table-cell office:value-type="float" office:value="2815">
            <text:p>2815</text:p>
          </table:table-cell>
          <table:table-cell table:number-columns-repeated="9"/>
          <table:table-cell office:value-type="float" office:value="4">
            <text:p>4</text:p>
          </table:table-cell>
          <table:table-cell office:value-type="float" office:value="1420959">
            <text:p>1420959</text:p>
          </table:table-cell>
          <table:table-cell table:number-columns-repeated="2"/>
        </table:table-row>
        <table:table-row table:style-name="ro1">
          <table:table-cell office:value-type="string">
            <text:p>memset (0)</text:p>
          </table:table-cell>
          <table:table-cell office:value-type="float" office:value="145141977">
            <text:p>145141977</text:p>
          </table:table-cell>
          <table:table-cell office:value-type="float" office:value="2816">
            <text:p>2816</text:p>
          </table:table-cell>
          <table:table-cell table:number-columns-repeated="9"/>
          <table:table-cell office:value-type="float" office:value="4">
            <text:p>4</text:p>
          </table:table-cell>
          <table:table-cell office:value-type="float" office:value="1420454">
            <text:p>1420454</text:p>
          </table:table-cell>
          <table:table-cell table:number-columns-repeated="2"/>
        </table:table-row>
        <table:table-row table:style-name="ro1">
          <table:table-cell office:value-type="string">
            <text:p>wbd::gpu::detection::atomicglobal::detectSurvivorsInit(__int64, __int64, unsigned int, unsigned int, wbd::SurvivorData*, unsigned int*, unsigned short)</text:p>
          </table:table-cell>
          <table:table-cell office:value-type="float" office:value="145146969">
            <text:p>145146969</text:p>
          </table:table-cell>
          <table:table-cell office:value-type="float" office:value="36956916">
            <text:p>36956916</text:p>
          </table:table-cell>
          <table:table-cell office:value-type="float" office:value="181">
            <text:p>181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62.656">
            <text:p>62,656</text:p>
          </table:table-cell>
          <table:table-cell/>
        </table:table-row>
        <table:table-row table:style-name="ro1">
          <table:table-cell office:value-type="string">
            <text:p>memset (0)</text:p>
          </table:table-cell>
          <table:table-cell office:value-type="float" office:value="182105773">
            <text:p>182105773</text:p>
          </table:table-cell>
          <table:table-cell office:value-type="float" office:value="2816">
            <text:p>2816</text:p>
          </table:table-cell>
          <table:table-cell table:number-columns-repeated="9"/>
          <table:table-cell office:value-type="float" office:value="4">
            <text:p>4</text:p>
          </table:table-cell>
          <table:table-cell office:value-type="float" office:value="1420454">
            <text:p>1420454</text:p>
          </table:table-cell>
          <table:table-cell table:number-columns-repeated="2"/>
        </table:table-row>
        <table:table-row table:style-name="ro1">
          <table:table-cell office:value-type="string">
            <text:p>wbd::gpu::detection::atomicglobal::detectSurvivors(__int64, __int64, wbd::SurvivorData*, wbd::SurvivorData*, unsigned int const *, unsigned int*, unsigned short, unsigned short)</text:p>
          </table:table-cell>
          <table:table-cell office:value-type="float" office:value="182110476">
            <text:p>182110476</text:p>
          </table:table-cell>
          <table:table-cell office:value-type="float" office:value="46795042">
            <text:p>46795042</text:p>
          </table:table-cell>
          <table:table-cell office:value-type="float" office:value="181">
            <text:p>181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93.742">
            <text:p>93,742</text:p>
          </table:table-cell>
          <table:table-cell/>
        </table:table-row>
        <table:table-row table:style-name="ro1">
          <table:table-cell office:value-type="string">
            <text:p>memset (0)</text:p>
          </table:table-cell>
          <table:table-cell office:value-type="float" office:value="228907406">
            <text:p>228907406</text:p>
          </table:table-cell>
          <table:table-cell office:value-type="float" office:value="2815">
            <text:p>2815</text:p>
          </table:table-cell>
          <table:table-cell table:number-columns-repeated="9"/>
          <table:table-cell office:value-type="float" office:value="4">
            <text:p>4</text:p>
          </table:table-cell>
          <table:table-cell office:value-type="float" office:value="1420959">
            <text:p>1420959</text:p>
          </table:table-cell>
          <table:table-cell table:number-columns-repeated="2"/>
        </table:table-row>
        <table:table-row table:style-name="ro1">
          <table:table-cell office:value-type="string">
            <text:p>wbd::gpu::detection::atomicglobal::detectSurvivors(__int64, __int64, wbd::SurvivorData*, wbd::SurvivorData*, unsigned int const *, unsigned int*, unsigned short, unsigned short)</text:p>
          </table:table-cell>
          <table:table-cell office:value-type="float" office:value="228911597">
            <text:p>228911597</text:p>
          </table:table-cell>
          <table:table-cell office:value-type="float" office:value="50910041">
            <text:p>50910041</text:p>
          </table:table-cell>
          <table:table-cell office:value-type="float" office:value="181">
            <text:p>181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6.64">
            <text:p>26,64</text:p>
          </table:table-cell>
          <table:table-cell/>
        </table:table-row>
        <table:table-row table:style-name="ro1">
          <table:table-cell office:value-type="string">
            <text:p>memset (0)</text:p>
          </table:table-cell>
          <table:table-cell office:value-type="float" office:value="279823493">
            <text:p>279823493</text:p>
          </table:table-cell>
          <table:table-cell office:value-type="float" office:value="2816">
            <text:p>2816</text:p>
          </table:table-cell>
          <table:table-cell table:number-columns-repeated="9"/>
          <table:table-cell office:value-type="float" office:value="4">
            <text:p>4</text:p>
          </table:table-cell>
          <table:table-cell office:value-type="float" office:value="1420454">
            <text:p>1420454</text:p>
          </table:table-cell>
          <table:table-cell table:number-columns-repeated="2"/>
        </table:table-row>
        <table:table-row table:style-name="ro1">
          <table:table-cell office:value-type="string">
            <text:p>wbd::gpu::detection::atomicglobal::detectSurvivors(__int64, __int64, wbd::SurvivorData*, wbd::SurvivorData*, unsigned int const *, unsigned int*, unsigned short, unsigned short)</text:p>
          </table:table-cell>
          <table:table-cell office:value-type="float" office:value="279827717">
            <text:p>279827717</text:p>
          </table:table-cell>
          <table:table-cell office:value-type="float" office:value="9037709">
            <text:p>9037709</text:p>
          </table:table-cell>
          <table:table-cell office:value-type="float" office:value="181">
            <text:p>181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54.192">
            <text:p>54,192</text:p>
          </table:table-cell>
          <table:table-cell/>
        </table:table-row>
        <table:table-row table:style-name="ro1">
          <table:table-cell office:value-type="string">
            <text:p>memset (0)</text:p>
          </table:table-cell>
          <table:table-cell office:value-type="float" office:value="288867314">
            <text:p>288867314</text:p>
          </table:table-cell>
          <table:table-cell office:value-type="float" office:value="3136">
            <text:p>3136</text:p>
          </table:table-cell>
          <table:table-cell table:number-columns-repeated="9"/>
          <table:table-cell office:value-type="float" office:value="4">
            <text:p>4</text:p>
          </table:table-cell>
          <table:table-cell office:value-type="float" office:value="1275510">
            <text:p>1275510</text:p>
          </table:table-cell>
          <table:table-cell table:number-columns-repeated="2"/>
        </table:table-row>
        <table:table-row table:style-name="ro1">
          <table:table-cell office:value-type="string">
            <text:p>wbd::gpu::detection::atomicglobal::detectSurvivors(__int64, __int64, wbd::SurvivorData*, wbd::SurvivorData*, unsigned int const *, unsigned int*, unsigned short, unsigned short)</text:p>
          </table:table-cell>
          <table:table-cell office:value-type="float" office:value="288871890">
            <text:p>288871890</text:p>
          </table:table-cell>
          <table:table-cell office:value-type="float" office:value="8257003">
            <text:p>8257003</text:p>
          </table:table-cell>
          <table:table-cell office:value-type="float" office:value="181">
            <text:p>181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87.189">
            <text:p>87,189</text:p>
          </table:table-cell>
          <table:table-cell/>
        </table:table-row>
        <table:table-row table:style-name="ro1">
          <table:table-cell office:value-type="string">
            <text:p>memset (0)</text:p>
          </table:table-cell>
          <table:table-cell office:value-type="float" office:value="297130781">
            <text:p>297130781</text:p>
          </table:table-cell>
          <table:table-cell office:value-type="float" office:value="2816">
            <text:p>2816</text:p>
          </table:table-cell>
          <table:table-cell table:number-columns-repeated="9"/>
          <table:table-cell office:value-type="float" office:value="4">
            <text:p>4</text:p>
          </table:table-cell>
          <table:table-cell office:value-type="float" office:value="1420454">
            <text:p>1420454</text:p>
          </table:table-cell>
          <table:table-cell table:number-columns-repeated="2"/>
        </table:table-row>
        <table:table-row table:style-name="ro1">
          <table:table-cell office:value-type="string">
            <text:p>wbd::gpu::detection::atomicglobal::detectDetections(__int64, __int64, wbd::SurvivorData*, unsigned int const *, wbd::Detection*, unsigned int*, unsigned short)</text:p>
          </table:table-cell>
          <table:table-cell office:value-type="float" office:value="297135549">
            <text:p>297135549</text:p>
          </table:table-cell>
          <table:table-cell office:value-type="float" office:value="12298088">
            <text:p>12298088</text:p>
          </table:table-cell>
          <table:table-cell office:value-type="float" office:value="181">
            <text:p>181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90.726">
            <text:p>90,726</text:p>
          </table:table-cell>
          <table:table-cell/>
        </table:table-row>
        <table:table-row table:style-name="ro1">
          <table:table-cell office:value-type="string">
            <text:p>Memcpy DtoH [sync]</text:p>
          </table:table-cell>
          <table:table-cell office:value-type="float" office:value="309439397">
            <text:p>309439397</text:p>
          </table:table-cell>
          <table:table-cell office:value-type="float" office:value="2783">
            <text:p>2783</text:p>
          </table:table-cell>
          <table:table-cell table:number-columns-repeated="9"/>
          <table:table-cell office:value-type="float" office:value="4">
            <text:p>4</text:p>
          </table:table-cell>
          <table:table-cell office:value-type="float" office:value="1437297">
            <text:p>1437297</text:p>
          </table:table-cell>
          <table:table-cell table:number-columns-repeated="2"/>
        </table:table-row>
        <table:table-row table:style-name="ro1">
          <table:table-cell office:value-type="string">
            <text:p>Memcpy DtoH [sync]</text:p>
          </table:table-cell>
          <table:table-cell office:value-type="float" office:value="309714863">
            <text:p>309714863</text:p>
          </table:table-cell>
          <table:table-cell office:value-type="float" office:value="4287">
            <text:p>4287</text:p>
          </table:table-cell>
          <table:table-cell table:number-columns-repeated="9"/>
          <table:table-cell office:value-type="float" office:value="9280">
            <text:p>9280</text:p>
          </table:table-cell>
          <table:table-cell office:value-type="float" office:value="2164683928">
            <text:p>2164683928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20.05.2015</text:date>, <text:time>23:0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document-statistic meta:table-count="1" meta:cell-count="222" meta:object-count="0"/>
  </office:meta>
</office:document-meta>
</file>